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ghp_8FgMTHihtGG9knTFl4ON9cCCvNh0EI0GdFa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21:22:17.908816914</meta:creation-date>
    <dc:date>2023-02-20T21:23:24.219578330</dc:date>
    <meta:editing-duration>PT1M30S</meta:editing-duration>
    <meta:editing-cycles>2</meta:editing-cycles>
    <meta:generator>LibreOffice/7.4.3.2$Linux_X86_64 LibreOffice_project/1048a8393ae2eeec98dff31b5c133c5f1d08b890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